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Configurations2/accelerator/current.xml" manifest:version="1.2"/>
  <manifest:file-entry manifest:media-type="application/xml" manifest:full-path="meta.xml" manifest:version="1.2"/>
  <manifest:file-entry manifest:media-type="application/rdf+xml" manifest:full-path="manifest.rdf" manifest:version="1.2"/>
  <manifest:file-entry manifest:media-type="application/xml" manifest:full-path="settings.xml" manifest:version="1.2"/>
  <manifest:file-entry manifest:media-type="application/xml" manifest:full-path="styles.xml"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text:bookmark-start text:name="sec:whereas"/>1.<text:tab/>Whereas<text:bookmark-end text:name="sec:whereas"/></text:h>
      <text:p text:style-name="Customlist 1 start">1.1.<text:tab/><text:span text:style-name="Emphasis">All humans are mortals.</text:span> Lorem ipsum dolor sit amet, consectetur adipiscing elit, sed do eiusmod tempor incididunt ut labore et dolore magna aliqua. <!-- ignored comment --></text:p>
      <text:p text:style-name="Customlist 1">Duis aute irure dolor in reprehenderit in voluptate velit esse cillum dolore eu fugiat nulla pariatur. Excepteur sint occaecat cupidatat non proident, sunt in culpa qui officia deserunt mollit anim id est laborum. <!-- ignored comment --> <!-- ignored comment --></text:p>
      <text:p text:style-name="Customlist 2 start">1.1.1.<text:tab/>Lorem ipsum dolor sit amet, consectetur adipiscing elit, sed do eiusmod tempor incididunt ut labore et dolore magna aliqua.</text:p>
      <text:p text:style-name="Customlist 2 start">1.1.2.<text:tab/>Ut enim ad minim veniam, quis nostrud exercitation ullamco laboris nisi ut aliquip ex ea commodo consequat.</text:p>
      <text:p text:style-name="Customlist 2">Duis aute irure dolor in reprehenderit in voluptate velit esse cillum dolore eu fugiat nulla pariatur.</text:p>
      <text:list text:style-name="L1">
</text:list>
      <text:p text:style-name="Customlist 3 start"><text:span text:style-name="Emphasis">a.<text:tab/></text:span>Lorem ipsum dolor sit amet, consectetur adipiscing elit,</text:p>
      <text:p text:style-name="Customlist 3 start"><text:span text:style-name="Emphasis">b.<text:tab/></text:span>sed do eiusmod tempor incididunt ut labore et dolore magna aliqua.</text:p>
      <text:p text:style-name="Customlist 3">Ut enim ad minim veniam, quis nostrud exercitation ullamco laboris nisi ut aliquip ex ea commodo consequat (ref: sec. <text:a xlink:type="simple" xlink:href="#sec:myothersec:a" office:name="">1.1.2.a</text:a>).</text:p>
      <text:p text:style-name="Customlist 1 start">1.2.<text:tab/><text:span text:style-name="Emphasis">Socrates is human.</text:span> Lorem ipsum dolor sit amet, consectetur adipiscing elit, sed do eiusmod tempor incididunt ut labore et dolore magna aliqua.</text:p>
      <text:p text:style-name="Customlist 1 start">1.3.<text:tab/><text:span text:style-name="Emphasis">Socrates is mortal.</text:span> Ut enim ad minim veniam, quis nostrud exercitation ullamco laboris nisi ut aliquip ex ea commodo consequat.</text:p>
      <text:p text:style-name="Customlist 2 start">1.3.1.<text:tab/>Duis aute irure dolor in reprehenderit in voluptate velit esse cillum dolore eu fugiat nulla pariatur.</text:p>
      <text:h text:style-name="Heading_20_1" text:outline-level="1"><text:bookmark-start text:name="definitions"/>2.<text:tab/>Definitions<text:bookmark-end text:name="definitions"/></text:h>
      <text:p text:style-name="Customlist 1 start">2.1.<text:tab/><text:span text:style-name="Emphasis">Socrates:</text:span> Lorem ipsum dolor sit amet, consectetur adipiscing elit, sed do eiusmod tempor incididunt ut labore et dolore magna aliqua.</text:p>
      <text:p text:style-name="Customlist 1 start">2.2.<text:tab/><text:span text:style-name="Emphasis">Human:</text:span> Ut enim ad minim veniam, quis nostrud exercitation ullamco laboris nisi ut aliquip ex ea commodo consequat.</text:p>
      <text:p text:style-name="Customlist 1 start">2.3.<text:tab/><text:span text:style-name="Emphasis">Mortal:</text:span>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3.5cm" fo:margin-right="0cm" fo:text-indent="-0.499cm" style:auto-text-indent="false">
        <style:tab-stops>
          <style:tab-stop style:position="0.499cm"/>
        </style:tab-stops>
      </style:paragraph-properties>
    </style:style>
    <style:style style:name="Customlist_20_3" style:display-name="Customlist 3" style:family="paragraph" style:parent-style-name="Customlist">
      <style:paragraph-properties fo:margin-left="3.5cm" fo:margin-right="0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6</meta:generator>
    <dc:title/>
    <dc:description/>
    <dc:subject/>
    <meta:keyword/>
    <meta:initial-creator/>
    <dc:creator/>
    <meta:creation-date>2019-06-21T13:40:33Z</meta:creation-date>
    <dc:date>2019-06-21T13:40:33Z</dc:date>
    <meta:user-defined meta:name="autoEqnLabels" meta:value-type="string">False</meta:user-defined>
    <meta:user-defined meta:name="autoSectionLabels" meta:value-type="string">False</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Tru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3</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